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823cm" fo:min-width="22.217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12.252cm" fo:min-width="21.845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8.921cm" fo:min-width="22.207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6pt" style:font-size-asian="16pt" style:font-size-complex="16pt"/>
    </style:style>
    <style:style style:name="P8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36pt" style:font-size-complex="3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</text:span><text:span text:style-name="T1">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</text:span><text:span text:style-name="T1">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</text:span><text:span text:style-name="T1">Requirement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</text:span><text:span text:style-name="T1">Production </text:span><text:span text:style-name="T1">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</text:span><text:span text:style-name="T1">Manufacturing </text:span><text:span text:style-name="T1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</text:span><text:span text:style-name="T1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custom-shape draw:style-name="gr19" draw:text-style-name="P8" draw:layer="layout" svg:width="23.813cm" svg:height="10.169cm" svg:x="2.578cm" svg:y="3.839cm">
          <text:p text:style-name="P6"><text:span text:style-name="T3">Módulo I -</text:span><text:span text:style-name="T3">Programa</text:span><text:span text:style-name="T3">ción lineal </text:span><text:span text:style-name="T3">entera</text:span></text:p>
          <text:list text:style-name="L1">
            <text:list-item>
              <text:p text:style-name="P6"><text:span text:style-name="T4">Repaso </text:span><text:span text:style-name="T4">de </text:span><text:span text:style-name="T4">modelami</text:span><text:span text:style-name="T4">ento </text:span><text:span text:style-name="T4">algebraic</text:span><text:span text:style-name="T4">o</text:span></text:p>
            </text:list-item>
            <text:list-item>
              <text:p text:style-name="P6"><text:span text:style-name="T4">Introducci</text:span><text:span text:style-name="T4">ón al </text:span><text:span text:style-name="T4">manejo </text:span><text:span text:style-name="T4">de AMPL</text:span></text:p>
            </text:list-item>
            <text:list-item>
              <text:p text:style-name="P6"><text:span text:style-name="T4">Formulaci</text:span><text:span text:style-name="T4">ón del </text:span><text:span text:style-name="T4">modelo </text:span><text:span text:style-name="T4">entero</text:span></text:p>
            </text:list-item>
            <text:list-item>
              <text:p text:style-name="P7"><text:span text:style-name="T4">Método </text:span><text:span text:style-name="T4">gráfico</text:span></text:p>
            </text:list-item>
            <text:list-item>
              <text:p text:style-name="P7"><text:span text:style-name="T4">Algoritmo </text:span><text:span text:style-name="T4">de Branch </text:span><text:span text:style-name="T4">and </text:span><text:span text:style-name="T4">Bound</text:span></text:p>
            </text:list-item>
            <text:list-item>
              <text:p text:style-name="P7"><text:span text:style-name="T4">Algoritmo </text:span><text:span text:style-name="T4">Cortes de </text:span><text:span text:style-name="T4">Gomor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23.813cm" svg:height="13.97cm" svg:x="2.578cm" svg:y="15.596cm">
          <text:p text:style-name="P6"><text:span text:style-name="T3">Módulo III – Optimización multiobjetivo</text:span></text:p>
          <text:list text:style-name="L1">
            <text:list-item>
              <text:p text:style-name="P6"><text:span text:style-name="T4">Introducción a la optimización por objetos múltiples</text:span></text:p>
            </text:list-item>
            <text:list-item>
              <text:p text:style-name="P6"><text:span text:style-name="T4">Modelamiento matemático usando variables de desviación</text:span></text:p>
            </text:list-item>
            <text:list-item>
              <text:p text:style-name="P6"><text:span text:style-name="T4">Solución mediante ponderación de las metas</text:span></text:p>
            </text:list-item>
            <text:list-item>
              <text:p text:style-name="P6"><text:span text:style-name="T4">Metas lexicográficas</text:span></text:p>
            </text:list-item>
            <text:list-item>
              <text:p text:style-name="P6"><text:span text:style-name="T4">Estrategia bi-objetivo usando Epsilon Constrain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8" draw:layer="layout" svg:width="23.813cm" svg:height="10.277cm" svg:x="27.762cm" svg:y="3.731cm">
          <text:p text:style-name="P6"><text:span text:style-name="T3">Módulo II – </text:span><text:span text:style-name="T3">Programació</text:span><text:span text:style-name="T3">n dinámica</text:span></text:p>
          <text:list text:style-name="L1">
            <text:list-item>
              <text:p text:style-name="P7"><text:span text:style-name="T4">Introducción </text:span><text:span text:style-name="T4">a la </text:span><text:span text:style-name="T4">programación </text:span><text:span text:style-name="T4">dinámica</text:span></text:p>
            </text:list-item>
            <text:list-item>
              <text:p text:style-name="P6"><text:span text:style-name="T4">Problema de </text:span><text:span text:style-name="T4">diligencia</text:span></text:p>
            </text:list-item>
            <text:list-item>
              <text:p text:style-name="P6"><text:span text:style-name="T4">Cargue del </text:span><text:span text:style-name="T4">buque</text:span></text:p>
            </text:list-item>
            <text:list-item>
              <text:p text:style-name="P6"><text:span text:style-name="T4">Uso de </text:span><text:span text:style-name="T4">probabilidade</text:span><text:span text:style-name="T4">s</text:span></text:p>
            </text:list-item>
            <text:list-item>
              <text:p text:style-name="P6"><text:span text:style-name="T4">Reemplazo </text:span><text:span text:style-name="T4">de equipos</text:span></text:p>
            </text:list-item>
            <text:list-item>
              <text:p text:style-name="P6"><text:span text:style-name="T4">Programació</text:span><text:span text:style-name="T4">n de </text:span><text:span text:style-name="T4">producción e </text:span><text:span text:style-name="T4">inventario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23.813cm" svg:height="13.97cm" svg:x="27.661cm" svg:y="15.596cm">
          <text:p text:style-name="P6"><text:span text:style-name="T3">Módulo IV – Heurísticas y metaheurísticas</text:span></text:p>
          <text:list text:style-name="L1">
            <text:list-item>
              <text:p text:style-name="P7"><text:span text:style-name="T4">Identificación y diseño de heurísticas para el problema de la mochila, problema del agente viaje y secuenciamiento de tareas</text:span></text:p>
            </text:list-item>
            <text:list-item>
              <text:p text:style-name="P6"><text:span text:style-name="T4">Algoritmo genético como estrategia metaheurística para explorar espacios de soluciones</text:span></text:p>
            </text:list-item>
            <text:list-item>
              <text:p text:style-name="P6"><text:span text:style-name="T4">Introducción a los problemas de optimización no lineale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22" draw:text-style-name="P9" draw:layer="layout" svg:width="7.778cm" svg:height="1.673cm" svg:x="1.016cm" svg:y="0.966cm">
          <draw:text-box>
            <text:p text:style-name="P3"><text:span text:style-name="T5">Mundo real</text:span></text:p>
          </draw:text-box>
        </draw:frame>
        <draw:frame draw:style-name="gr22" draw:text-style-name="P9" draw:layer="layout" svg:width="12.242cm" svg:height="1.673cm" svg:x="18.238cm" svg:y="0.966cm">
          <draw:text-box>
            <text:p text:style-name="P3"><text:span text:style-name="T5">Mundo matemático</text:span></text:p>
          </draw:text-box>
        </draw:frame>
        <draw:custom-shape draw:style-name="gr23" draw:text-style-name="P2" xml:id="id11" draw:id="id11" draw:layer="layout" svg:width="6.35cm" svg:height="4.341cm" svg:x="1.73cm" svg:y="4.445cm">
          <text:p text:style-name="P1"><text:span text:style-name="T4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2" draw:id="id12" draw:layer="layout" svg:width="8.573cm" svg:height="3.707cm" svg:x="13.176cm" svg:y="4.762cm">
          <text:p text:style-name="P1"><text:span text:style-name="T4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13" draw:id="id13" draw:layer="layout" svg:width="8.573cm" svg:height="2.54cm" svg:x="29.051cm" svg:y="5.345cm">
          <text:p text:style-name="P1"><text:span text:style-name="T4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" xml:id="id14" draw:id="id14" draw:layer="layout" svg:width="12.065cm" svg:height="6.798cm" svg:x="27.305cm" svg:y="11.034cm">
          <text:p text:style-name="P1"><text:span text:style-name="T4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5" draw:id="id15" draw:layer="layout" svg:width="12.065cm" svg:height="3.81cm" svg:x="11.43cm" svg:y="12.528cm">
          <text:p text:style-name="P1"><text:span text:style-name="T4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6" draw:id="id16" draw:layer="layout" svg:width="6.568cm" svg:height="5.342cm" svg:x="1.621cm" svg:y="11.762cm">
          <text:p text:style-name="P1"><text:span text:style-name="T4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0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1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2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3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4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991cm" fo:margin-bottom="0.991cm" fo:margin-left="0.991cm" fo:margin-right="0.99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8H54M24S</meta:editing-duration>
    <meta:editing-cycles>8</meta:editing-cycles>
    <meta:generator>LibreOffice/7.4.7.2$Linux_X86_64 LibreOffice_project/40$Build-2</meta:generator>
    <dc:date>2025-02-02T00:55:31.889203957</dc:date>
    <dc:creator>Sebastián Blandón Londoño</dc:creator>
    <meta:document-statistic meta:object-count="49"/>
  </office:meta>
</office:document-meta>
</file>